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00e7cf" officeooo:paragraph-rsid="0000e7cf"/>
    </style:style>
    <style:style style:name="P2" style:family="paragraph" style:parent-style-name="Text_20_body">
      <style:text-properties fo:font-size="10pt" officeooo:rsid="0000e7cf" officeooo:paragraph-rsid="0000e7cf" style:font-size-asian="10pt" style:font-size-complex="10pt"/>
    </style:style>
    <style:style style:name="P3" style:family="paragraph" style:parent-style-name="Text_20_body">
      <style:text-properties fo:font-size="10pt" officeooo:rsid="00024616" officeooo:paragraph-rsid="00024616" style:font-size-asian="10pt" style:font-size-complex="10pt"/>
    </style:style>
    <style:style style:name="P4" style:family="paragraph" style:parent-style-name="Text_20_body">
      <style:text-properties fo:font-size="10pt" officeooo:rsid="00025b72" officeooo:paragraph-rsid="00025b72" style:font-size-asian="10pt" style:font-size-complex="10pt"/>
    </style:style>
    <style:style style:name="P5" style:family="paragraph" style:parent-style-name="Title">
      <style:text-properties officeooo:rsid="0000e7cf" officeooo:paragraph-rsid="0000e7cf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3.5pt"/>
    </style:style>
    <style:style style:name="T3" style:family="text">
      <style:text-properties style:font-name="sans-serif" officeooo:rsid="00024616"/>
    </style:style>
    <style:style style:name="T4" style:family="text">
      <style:text-properties style:font-name="sans-serif" officeooo:rsid="00025b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mplexité tri:</text:p>
      <text:p text:style-name="P1"/>
      <text:p text:style-name="Text_20_body"><text:span text:style-name="T2">Exercice 2: Complexité du tri à bulles:</text:span></text:p>
      <text:p text:style-name="P1"><text:span text:style-name="T2">On constate que le 2nd algorithme comporte deux compteurs pour les affectations et les comparaisons.</text:span></text:p>
      <text:p text:style-name="P1"><text:span text:style-name="T2"/></text:p>
      <text:p text:style-name="P2"><text:span text:style-name="T1">use Ada.Float_Text_Io, Ada.Integer_Text_Io, Ada.Text_Io, Ada.Numerics.Float_Random, Compteurs, Tableau, compter_tris;</text:span></text:p>
      <text:p text:style-name="P2"><text:span text:style-name="T1"/></text:p>
      <text:p text:style-name="P2"><text:span text:style-name="T1">les nombres pseudo aléatoires sont générés dans la fonction </text:span><text:span text:style-name="T3">reset du paquet generateur.</text:span></text:p>
      <text:p text:style-name="P3"><text:span text:style-name="T1">A chaque itération, on ecrit le numéro du test, le nombre de comparaisons et d’affectations divisés par </text:span><text:span text:style-name="T4">le nombre d’élément du tableau.</text:span></text:p>
      <text:p text:style-name="P4"><text:span text:style-name="T1">Le boucle la plus externe esst celle qui définit kes tailles de tabeaux a annalyser, la suivante définit le nombre de fois ou l’on trie un méme tableau et la derniére boucle permer simplement de remplir le tableau de valeures alléatoires.</text:span></text:p>
      <text:p text:style-name="P2"><text:span text:style-name="T1"/></text:p>
      <text:p text:style-name="P2"><text:span text:style-name="T2">Exercice 3: Complexité des tris pivot et shel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9T17:46:18.005781511</meta:creation-date>
    <dc:date>2021-11-29T20:35:11.819432922</dc:date>
    <meta:editing-duration>PT1H3M37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1" meta:paragraph-count="8" meta:word-count="116" meta:character-count="777" meta:non-whitespace-character-count="669"/>
  </office:meta>
</office:document-meta>
</file>